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line-height="100%"/>
      <style:text-properties fo:color="#00a933" fo:font-size="18pt" fo:font-weight="bold" officeooo:rsid="00155560" officeooo:paragraph-rsid="00155560" style:font-size-asian="18pt" style:font-weight-asian="bold" style:font-size-complex="18pt" style:font-weight-complex="bold"/>
    </style:style>
    <style:style style:name="P2" style:family="paragraph" style:parent-style-name="normal">
      <style:paragraph-properties fo:margin-top="0.071cm" fo:margin-bottom="0.071cm" loext:contextual-spacing="false" fo:line-height="100%" fo:text-align="justify" style:justify-single-word="false"/>
    </style:style>
    <style:style style:name="P3" style:family="paragraph" style:parent-style-name="normal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4" style:family="paragraph" style:parent-style-name="normal">
      <style:paragraph-properties fo:line-height="100%"/>
      <style:text-properties fo:color="#a7074b" style:font-name="Roboto" fo:font-size="20pt" fo:font-weight="bold" style:font-name-asian="Roboto1" style:font-size-asian="20pt" style:font-weight-asian="bold" style:font-name-complex="Roboto1" style:font-size-complex="20pt"/>
    </style:style>
    <style:style style:name="P5" style:family="paragraph" style:parent-style-name="normal">
      <style:paragraph-properties fo:line-height="100%"/>
      <style:text-properties style:font-name="Roboto" fo:font-size="14pt" style:font-name-asian="Roboto1" style:font-size-asian="14pt" style:font-name-complex="Roboto1" style:font-size-complex="14pt"/>
    </style:style>
    <style:style style:name="P6" style:family="paragraph" style:parent-style-name="normal">
      <style:paragraph-properties fo:line-height="100%"/>
      <style:text-properties style:font-name="Roboto" fo:font-size="14pt" officeooo:rsid="00155560" officeooo:paragraph-rsid="00155560" style:font-name-asian="Roboto1" style:font-size-asian="14pt" style:font-name-complex="Roboto1" style:font-size-complex="14pt"/>
    </style:style>
    <style:style style:name="P7" style:family="paragraph" style:parent-style-name="normal">
      <style:paragraph-properties fo:line-height="100%"/>
      <style:text-properties fo:color="#00a933" style:font-name="Roboto" fo:font-size="18pt" fo:font-weight="bold" officeooo:rsid="00155560" officeooo:paragraph-rsid="00155560" style:font-name-asian="Roboto1" style:font-size-asian="18pt" style:font-weight-asian="bold" style:font-name-complex="Roboto1" style:font-size-complex="18pt" style:font-weight-complex="bold"/>
    </style:style>
    <style:style style:name="P8" style:family="paragraph" style:parent-style-name="normal">
      <style:paragraph-properties fo:line-height="100%"/>
      <style:text-properties fo:color="#000000" style:font-name="Roboto" fo:font-size="14pt" fo:font-weight="normal" officeooo:rsid="00155560" officeooo:paragraph-rsid="00155560" style:font-name-asian="Roboto1" style:font-size-asian="12.25pt" style:font-weight-asian="normal" style:font-name-complex="Roboto1" style:font-size-complex="14pt" style:font-weight-complex="normal"/>
    </style:style>
    <style:style style:name="T1" style:family="text">
      <style:text-properties style:font-name="Roboto" fo:font-size="14pt" style:font-name-asian="Roboto1" style:font-size-asian="14pt" style:font-name-complex="Roboto1" style:font-size-complex="14pt"/>
    </style:style>
    <style:style style:name="T2" style:family="text">
      <style:text-properties style:font-name="Roboto" fo:font-size="14pt" fo:font-style="italic" style:font-name-asian="Roboto1" style:font-size-asian="14pt" style:font-style-asian="italic" style:font-name-complex="Roboto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xercice :</text:p>
      <text:p text:style-name="P5">Ecrire un programme qui demande un nombre et lui afficher .</text:p>
      <text:p text:style-name="P7">Solution :</text:p>
      <text:p text:style-name="P6">algorithme nombre</text:p>
      <text:p text:style-name="P6">variable n :entier</text:p>
      <text:p text:style-name="P6">début</text:p>
      <text:p text:style-name="P6">ecrire("donner un nombre")</text:p>
      <text:p text:style-name="P6">lire(n)</text:p>
      <text:p text:style-name="P6">ecrire("ce nombre est:", n)</text:p>
      <text:p text:style-name="P6">fin</text:p>
      <text:p text:style-name="P6"/>
      <text:p text:style-name="P4">Exercice :</text:p>
      <text:p text:style-name="P5">Ecrire un programme qui demande son prénom à l’utilisateur <text:s/>et son âge et qui lui réponde par un charmant « Bonjour » suivi du prénom et son âge</text:p>
      <text:p text:style-name="P7">Solution :</text:p>
      <text:p text:style-name="P8">algorithme données_personnels</text:p>
      <text:p text:style-name="P8">variable prénom:cractére</text:p>
      <text:p text:style-name="P8">variable âge :entier</text:p>
      <text:p text:style-name="P8">début</text:p>
      <text:p text:style-name="P8">ecrire("donner votre prénom ?")</text:p>
      <text:p text:style-name="P8">lire(prénom)</text:p>
      <text:p text:style-name="P8">ecrire("donner votre âge ?")</text:p>
      <text:p text:style-name="P8">lire(âge) </text:p>
      <text:p text:style-name="P8">ecrire("Bonjour " , prénom ," vous avez ", âge ," ans")</text:p>
      <text:p text:style-name="P8">fin</text:p>
      <text:p text:style-name="P1"/>
      <text:p text:style-name="P4">Exercice :</text:p>
      <text:p text:style-name="P5">Ecrire un programme qui demande son prénom à l'utilisateur, et qui lui réponde par un charmant « Bonjour » suivi du prénom. </text:p>
      <text:p text:style-name="P2"><text:span text:style-name="T2">machine</text:span><text:span text:style-name="T1"> : Bonjour, Marie Cunégonde ! ».</text:span></text:p>
      <text:p text:style-name="P7">Solution :</text:p>
      <text:p text:style-name="P8">algorithme prénom</text:p>
      <text:p text:style-name="P8">variable prénom:cractére</text:p>
      <text:p text:style-name="P8">début</text:p>
      <text:p text:style-name="P8">ecrire("donner votre prénom ?")</text:p>
      <text:p text:style-name="P8">lire(prénom)</text:p>
      <text:p text:style-name="P8"><text:soft-page-break/>ecrire("Bonjour" , prénom ," !")</text:p>
      <text:p text:style-name="P8">fi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8T11:39:25.661889497</dc:date>
    <meta:editing-duration>PT10M5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4" meta:word-count="141" meta:character-count="870" meta:non-whitespace-character-count="760"/>
  </office:meta>
</office:document-meta>
</file>